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99cm" loext:contextual-spacing="false" fo:line-height="100%" fo:text-align="justify" style:justify-single-word="false"/>
      <style:text-properties fo:color="#000000" style:font-name="Arial" fo:font-size="14pt" fo:language="ca" fo:country="ES" fo:font-weight="bold" officeooo:rsid="00499375" officeooo:paragraph-rsid="00499375" style:font-size-asian="10.5pt" style:font-weight-asian="bold" style:font-weight-complex="bold"/>
    </style:style>
    <style:style style:name="P2" style:family="paragraph" style:parent-style-name="Text_20_body">
      <style:paragraph-properties fo:margin-top="0cm" fo:margin-bottom="0.199cm" loext:contextual-spacing="false" fo:line-height="100%" fo:text-align="justify" style:justify-single-word="false"/>
      <style:text-properties fo:color="#000000" fo:font-weight="bold" officeooo:rsid="005234b7" officeooo:paragraph-rsid="005234b7" style:font-weight-asian="bold" style:font-weight-complex="bold"/>
    </style:style>
    <style:style style:name="P3" style:family="paragraph" style:parent-style-name="Text_20_body">
      <style:paragraph-properties fo:margin-top="0cm" fo:margin-bottom="0.199cm" loext:contextual-spacing="false" fo:line-height="100%" fo:text-align="justify" style:justify-single-word="false"/>
      <style:text-properties fo:color="#666666" style:font-name="Arial" fo:language="ca" fo:country="ES" officeooo:rsid="00539f1d" officeooo:paragraph-rsid="00507e04" style:font-size-asian="10.5pt"/>
    </style:style>
    <style:style style:name="P4" style:family="paragraph" style:parent-style-name="Text_20_body">
      <style:paragraph-properties fo:margin-top="0.101cm" fo:margin-bottom="0cm" loext:contextual-spacing="false" fo:text-align="justify" style:justify-single-word="false"/>
      <style:text-properties style:font-name="Arial" fo:font-size="16pt" fo:language="ca" fo:country="ES" fo:font-weight="bold" officeooo:rsid="00201e1c" officeooo:paragraph-rsid="00488b0e" style:font-size-asian="10.5pt" style:font-weight-asian="bold" style:font-weight-complex="bold"/>
    </style:style>
    <style:style style:name="P5" style:family="paragraph" style:parent-style-name="Text_20_body" style:master-page-name="">
      <loext:graphic-properties draw:fill="none"/>
      <style:paragraph-properties fo:margin-left="2.401cm" fo:margin-right="0cm" fo:margin-top="0cm" fo:margin-bottom="0.101cm" loext:contextual-spacing="false" fo:line-height="115%" fo:text-align="justify" style:justify-single-word="false" fo:text-indent="0cm" style:auto-text-indent="false" style:page-number="auto" fo:background-color="transparent"/>
      <style:text-properties style:font-name="Arial" fo:font-size="12pt" fo:language="ca" fo:country="ES" fo:font-weight="normal" officeooo:rsid="00488b0e" officeooo:paragraph-rsid="00488b0e" style:font-size-asian="10.5pt" style:font-weight-asian="normal" style:font-weight-complex="normal"/>
    </style:style>
    <style:style style:name="P6" style:family="paragraph" style:parent-style-name="Text_20_body">
      <loext:graphic-properties draw:fill="none"/>
      <style:paragraph-properties fo:margin-left="1.9cm" fo:margin-right="0cm" fo:margin-top="0.049cm" fo:margin-bottom="0cm" loext:contextual-spacing="false" fo:line-height="115%" fo:text-align="justify" style:justify-single-word="false" fo:text-indent="0cm" style:auto-text-indent="false" fo:background-color="transparent"/>
      <style:text-properties style:font-name="Arial" fo:font-size="14pt" fo:language="ca" fo:country="ES" fo:font-weight="bold" officeooo:rsid="00499375" officeooo:paragraph-rsid="00499375" style:font-size-asian="10.5pt" style:font-weight-asian="bold" style:font-weight-complex="bold"/>
    </style:style>
    <style:style style:name="P7" style:family="paragraph" style:parent-style-name="Text_20_body">
      <loext:graphic-properties draw:fill="none"/>
      <style:paragraph-properties fo:margin-left="1.9cm" fo:margin-right="0cm" fo:margin-top="0.049cm" fo:margin-bottom="0cm" loext:contextual-spacing="false" fo:line-height="115%" fo:text-align="justify" style:justify-single-word="false" fo:text-indent="0cm" style:auto-text-indent="false" fo:background-color="transparent"/>
      <style:text-properties style:font-name="Arial" fo:font-size="14pt" fo:language="ca" fo:country="ES" fo:font-weight="bold" officeooo:rsid="00499375" officeooo:paragraph-rsid="004b4cc0" style:font-size-asian="10.5pt" style:font-weight-asian="bold" style:font-weight-complex="bold"/>
    </style:style>
    <style:style style:name="P8" style:family="paragraph" style:parent-style-name="Text_20_body">
      <loext:graphic-properties draw:fill="none"/>
      <style:paragraph-properties fo:margin-left="1.9cm" fo:margin-right="0cm" fo:margin-top="0.049cm" fo:margin-bottom="0cm" loext:contextual-spacing="false" fo:line-height="115%" fo:text-align="justify" style:justify-single-word="false" fo:text-indent="0cm" style:auto-text-indent="false" fo:background-color="transparent"/>
      <style:text-properties style:font-name="Arial" fo:font-size="14pt" fo:language="ca" fo:country="ES" fo:font-weight="bold" officeooo:rsid="00499375" officeooo:paragraph-rsid="004b530e" style:font-size-asian="10.5pt" style:font-weight-asian="bold" style:font-weight-complex="bold"/>
    </style:style>
    <style:style style:name="P9" style:family="paragraph" style:parent-style-name="Text_20_body">
      <loext:graphic-properties draw:fill="none"/>
      <style:paragraph-properties fo:margin-left="1.9cm" fo:margin-right="0cm" fo:margin-top="0.049cm" fo:margin-bottom="0cm" loext:contextual-spacing="false" fo:line-height="115%" fo:text-align="justify" style:justify-single-word="false" fo:text-indent="0cm" style:auto-text-indent="false" fo:background-color="transparent"/>
      <style:text-properties fo:color="#000000" style:font-name="Arial" fo:font-size="14pt" fo:language="ca" fo:country="ES" fo:font-weight="bold" officeooo:rsid="00295b91" officeooo:paragraph-rsid="00295b91" style:font-size-asian="10.5pt" style:font-weight-asian="bold" style:font-weight-complex="bold"/>
    </style:style>
    <style:style style:name="P10" style:family="paragraph" style:parent-style-name="Text_20_body">
      <loext:graphic-properties draw:fill="none"/>
      <style:paragraph-properties fo:margin-left="1.9cm" fo:margin-right="0cm" fo:margin-top="0.049cm" fo:margin-bottom="0cm" loext:contextual-spacing="false" fo:line-height="115%" fo:text-align="justify" style:justify-single-word="false" fo:text-indent="0cm" style:auto-text-indent="false" fo:background-color="transparent"/>
      <style:text-properties fo:color="#000000" style:font-name="Arial" fo:font-size="14pt" fo:language="ca" fo:country="ES" fo:font-weight="bold" officeooo:rsid="00295b91" officeooo:paragraph-rsid="00499375" style:font-size-asian="10.5pt" style:font-weight-asian="bold" style:font-weight-complex="bold"/>
    </style:style>
    <style:style style:name="P11" style:family="paragraph" style:parent-style-name="Text_20_body">
      <loext:graphic-properties draw:fill="none"/>
      <style:paragraph-properties fo:margin-left="1.9cm" fo:margin-right="0cm" fo:margin-top="0.049cm" fo:margin-bottom="0cm" loext:contextual-spacing="false" fo:line-height="115%" fo:text-align="justify" style:justify-single-word="false" fo:text-indent="0cm" style:auto-text-indent="false" fo:background-color="transparent"/>
      <style:text-properties fo:color="#000000" style:font-name="Arial" fo:font-size="14pt" fo:language="ca" fo:country="ES" fo:font-weight="bold" officeooo:rsid="00499375" officeooo:paragraph-rsid="00499375" style:font-size-asian="10.5pt" style:font-weight-asian="bold" style:font-weight-complex="bold"/>
    </style:style>
    <style:style style:name="P12" style:family="paragraph" style:parent-style-name="Text_20_body">
      <loext:graphic-properties draw:fill="none"/>
      <style:paragraph-properties fo:margin-left="1.9cm" fo:margin-right="0cm" fo:margin-top="0.049cm" fo:margin-bottom="0cm" loext:contextual-spacing="false" fo:line-height="115%" fo:text-align="justify" style:justify-single-word="false" fo:text-indent="0cm" style:auto-text-indent="false" fo:background-color="transparent"/>
      <style:text-properties fo:color="#000000" style:font-name="Arial" fo:font-size="14pt" fo:language="ca" fo:country="ES" fo:font-weight="bold" officeooo:rsid="00499375" officeooo:paragraph-rsid="004b4cc0" style:font-size-asian="10.5pt" style:font-weight-asian="bold" style:font-weight-complex="bold"/>
    </style:style>
    <style:style style:name="P13" style:family="paragraph" style:parent-style-name="Text_20_body">
      <loext:graphic-properties draw:fill="none"/>
      <style:paragraph-properties fo:margin-left="1.9cm" fo:margin-right="0cm" fo:margin-top="0.049cm" fo:margin-bottom="0cm" loext:contextual-spacing="false" fo:line-height="115%" fo:text-align="justify" style:justify-single-word="false" fo:text-indent="0cm" style:auto-text-indent="false" fo:background-color="transparent"/>
      <style:text-properties fo:color="#000000" style:font-name="Arial" fo:font-size="12pt" fo:language="ca" fo:country="ES" fo:font-weight="bold" officeooo:rsid="004b530e" officeooo:paragraph-rsid="004b530e" style:font-size-asian="10.5pt" style:font-weight-asian="bold" style:font-weight-complex="bold"/>
    </style:style>
    <style:style style:name="P14" style:family="paragraph" style:parent-style-name="Text_20_body">
      <loext:graphic-properties draw:fill="none"/>
      <style:paragraph-properties fo:margin-left="1.9cm" fo:margin-right="0cm" fo:margin-top="0.049cm" fo:margin-bottom="0cm" loext:contextual-spacing="false" fo:line-height="115%" fo:text-align="justify" style:justify-single-word="false" fo:text-indent="0cm" style:auto-text-indent="false" fo:background-color="transparent"/>
      <style:text-properties fo:color="#ff5429" style:font-name="Arial" fo:font-size="14pt" fo:language="ca" fo:country="ES" fo:font-weight="bold" officeooo:rsid="0048c35c" officeooo:paragraph-rsid="00499375" style:font-size-asian="10.5pt" style:font-weight-asian="bold" style:font-weight-complex="bold"/>
    </style:style>
    <style:style style:name="P15" style:family="paragraph" style:parent-style-name="Text_20_body" style:master-page-name="">
      <loext:graphic-properties draw:fill="none"/>
      <style:paragraph-properties fo:margin-left="1.9cm" fo:margin-right="0cm" fo:margin-top="0.049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style:font-name="Arial" fo:font-size="14pt" fo:language="ca" fo:country="ES" fo:font-weight="bold" officeooo:rsid="0023b6a5" officeooo:paragraph-rsid="0023b6a5" style:font-size-asian="10.5pt" style:font-weight-asian="bold" style:font-weight-complex="bold"/>
    </style:style>
    <style:style style:name="P16" style:family="paragraph" style:parent-style-name="Text_20_body" style:master-page-name="">
      <loext:graphic-properties draw:fill="none"/>
      <style:paragraph-properties fo:margin-left="1.9cm" fo:margin-right="0cm" fo:margin-top="0.049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style:font-name="Arial" fo:font-size="14pt" fo:language="ca" fo:country="ES" fo:font-weight="bold" officeooo:rsid="0023b6a5" officeooo:paragraph-rsid="00499375" style:font-size-asian="10.5pt" style:font-weight-asian="bold" style:font-weight-complex="bold"/>
    </style:style>
    <style:style style:name="P17" style:family="paragraph" style:parent-style-name="Text_20_body" style:master-page-name="">
      <loext:graphic-properties draw:fill="none"/>
      <style:paragraph-properties fo:margin-left="1.499cm" fo:margin-right="0cm" fo:margin-top="0.101cm" fo:margin-bottom="0.101cm" loext:contextual-spacing="false" fo:line-height="100%" fo:text-align="justify" style:justify-single-word="false" fo:text-indent="0cm" style:auto-text-indent="false" style:page-number="auto" fo:background-color="transparent"/>
      <style:text-properties fo:color="#729fcf" style:font-name="Arial" fo:font-size="10pt" fo:language="ca" fo:country="ES" fo:font-weight="bold" officeooo:rsid="00201e1c" officeooo:paragraph-rsid="00201e1c" style:font-size-asian="10.5pt" style:font-weight-asian="bold" style:font-weight-complex="bold"/>
    </style:style>
    <style:style style:name="P18" style:family="paragraph" style:parent-style-name="Text_20_body" style:master-page-name="">
      <loext:graphic-properties draw:fill="none"/>
      <style:paragraph-properties fo:margin-left="1.3cm" fo:margin-right="0cm" fo:margin-top="0.101cm" fo:margin-bottom="0.101cm" loext:contextual-spacing="false" fo:line-height="115%" fo:text-align="justify" style:justify-single-word="false" fo:text-indent="0cm" style:auto-text-indent="false" style:page-number="auto" fo:background-color="transparent"/>
      <style:text-properties style:font-name="Arial" fo:font-size="12pt" fo:language="ca" fo:country="ES" fo:font-weight="bold" officeooo:rsid="0023b6a5" officeooo:paragraph-rsid="00499375" style:font-size-asian="10.5pt" style:font-weight-asian="bold" style:font-weight-complex="bold"/>
    </style:style>
    <style:style style:name="P19" style:family="paragraph" style:parent-style-name="Text_20_body">
      <loext:graphic-properties draw:fill="none"/>
      <style:paragraph-properties fo:margin-left="1.3cm" fo:margin-right="0cm" fo:margin-top="0.101cm" fo:margin-bottom="0.101cm" loext:contextual-spacing="false" fo:line-height="115%" fo:text-align="justify" style:justify-single-word="false" fo:text-indent="0cm" style:auto-text-indent="false" fo:background-color="transparent"/>
      <style:text-properties style:font-name="Arial" fo:font-size="12pt" fo:language="ca" fo:country="ES" fo:font-weight="bold" officeooo:rsid="0023b6a5" officeooo:paragraph-rsid="0023b6a5" style:font-size-asian="10.5pt" style:font-weight-asian="bold" style:font-weight-complex="bold"/>
    </style:style>
    <style:style style:name="P20" style:family="paragraph" style:parent-style-name="Text_20_body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text-indent="0cm" style:auto-text-indent="false" fo:background-color="transparent"/>
      <style:text-properties fo:color="#729fcf" style:font-name="Arial" fo:font-size="10pt" fo:language="ca" fo:country="ES" fo:font-weight="bold" officeooo:rsid="00201e1c" officeooo:paragraph-rsid="00201e1c" style:font-size-asian="10.5pt" style:font-weight-asian="bold" style:font-weight-complex="bold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false" style:page-number="auto" fo:background-color="transparent"/>
      <style:text-properties style:font-name="Arial" fo:font-size="14pt" fo:language="ca" fo:country="ES" fo:font-weight="bold" officeooo:rsid="004b4cc0" officeooo:paragraph-rsid="004b4cc0" style:font-size-asian="10.5pt" style:font-weight-asian="bold" style:font-weight-complex="bold"/>
    </style:style>
    <style:style style:name="P22" style:family="paragraph" style:parent-style-name="Standard" style:list-style-name="L3">
      <loext:graphic-properties draw:fill="none"/>
      <style:paragraph-properties fo:margin-left="1.3cm" fo:margin-right="0cm" fo:margin-top="0cm" fo:margin-bottom="0.199cm" loext:contextual-spacing="false" fo:line-height="100%" fo:text-align="justify" style:justify-single-word="false" fo:text-indent="-0.6cm" style:auto-text-indent="false" fo:background-color="transparent"/>
      <style:text-properties fo:color="#808080" style:font-name="Arial" fo:language="ca" fo:country="ES" officeooo:rsid="005234b7" officeooo:paragraph-rsid="005234b7" style:font-size-asian="10.5pt"/>
    </style:style>
    <style:style style:name="P23" style:family="paragraph" style:parent-style-name="Standard" style:list-style-name="L3">
      <loext:graphic-properties draw:fill="none"/>
      <style:paragraph-properties fo:margin-left="1.3cm" fo:margin-right="0cm" fo:margin-top="0cm" fo:margin-bottom="0.199cm" loext:contextual-spacing="false" fo:line-height="100%" fo:text-align="justify" style:justify-single-word="false" fo:text-indent="-0.6cm" style:auto-text-indent="false" fo:background-color="transparent"/>
      <style:text-properties fo:color="#808080" style:font-name="Arial" fo:language="ca" fo:country="ES" officeooo:rsid="0053e193" officeooo:paragraph-rsid="0053e193" style:font-size-asian="10.5pt"/>
    </style:style>
    <style:style style:name="P24" style:family="paragraph" style:parent-style-name="Standard" style:list-style-name="L3">
      <loext:graphic-properties draw:fill="none"/>
      <style:paragraph-properties fo:margin-left="1.3cm" fo:margin-right="0cm" fo:margin-top="0cm" fo:margin-bottom="0.199cm" loext:contextual-spacing="false" fo:line-height="100%" fo:text-align="justify" style:justify-single-word="false" fo:text-indent="-0.6cm" style:auto-text-indent="false" fo:background-color="transparent"/>
      <style:text-properties fo:color="#000000" style:font-name="Arial" fo:language="ca" fo:country="ES" officeooo:rsid="005234b7" officeooo:paragraph-rsid="005234b7" style:font-size-asian="10.5pt"/>
    </style:style>
    <style:style style:name="P25" style:family="paragraph" style:parent-style-name="Standard" style:list-style-name="L3">
      <loext:graphic-properties draw:fill="none"/>
      <style:paragraph-properties fo:margin-left="1.3cm" fo:margin-right="0cm" fo:margin-top="0cm" fo:margin-bottom="0.199cm" loext:contextual-spacing="false" fo:line-height="100%" fo:text-align="justify" style:justify-single-word="false" fo:text-indent="-0.6cm" style:auto-text-indent="false" fo:background-color="transparent"/>
      <style:text-properties fo:color="#000000" style:font-name="Arial" fo:language="ca" fo:country="ES" officeooo:rsid="00530421" officeooo:paragraph-rsid="00530421" style:font-size-asian="10.5pt"/>
    </style:style>
    <style:style style:name="P26" style:family="paragraph" style:parent-style-name="Standard" style:list-style-name="L3">
      <loext:graphic-properties draw:fill="none"/>
      <style:paragraph-properties fo:margin-left="1.3cm" fo:margin-right="0cm" fo:margin-top="0cm" fo:margin-bottom="0.199cm" loext:contextual-spacing="false" fo:line-height="100%" fo:text-align="justify" style:justify-single-word="false" fo:text-indent="-0.6cm" style:auto-text-indent="false" fo:background-color="transparent"/>
      <style:text-properties fo:color="#000000" style:font-name="Arial" fo:language="ca" fo:country="ES" officeooo:rsid="005414ee" officeooo:paragraph-rsid="005414ee" style:font-size-asian="10.5pt"/>
    </style:style>
    <style:style style:name="P27" style:family="paragraph" style:parent-style-name="Text_20_body" style:list-style-name="L1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color="#808080" style:font-name="Arial" fo:font-size="12pt" fo:language="ca" fo:country="ES" fo:font-weight="normal" officeooo:rsid="004ba26c" officeooo:paragraph-rsid="00557be0" style:font-size-asian="10.5pt" style:font-weight-asian="normal" style:font-weight-complex="normal"/>
    </style:style>
    <style:style style:name="P28" style:family="paragraph" style:parent-style-name="Text_20_body" style:list-style-name="L1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color="#808080" style:font-name="Arial" fo:font-size="12pt" fo:language="ca" fo:country="ES" fo:font-weight="normal" officeooo:rsid="004c13db" officeooo:paragraph-rsid="00557be0" style:font-size-asian="10.5pt" style:font-weight-asian="normal" style:font-weight-complex="normal"/>
    </style:style>
    <style:style style:name="P29" style:family="paragraph" style:parent-style-name="Text_20_body" style:list-style-name="L1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color="#000000" style:font-name="Arial" fo:font-size="12pt" fo:language="ca" fo:country="ES" fo:font-weight="normal" officeooo:rsid="004cd165" officeooo:paragraph-rsid="00557be0" style:font-size-asian="10.5pt" style:font-weight-asian="normal" style:font-weight-complex="normal"/>
    </style:style>
    <style:style style:name="P30" style:family="paragraph" style:parent-style-name="Text_20_body" style:list-style-name="L1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color="#000000" style:font-name="Arial" fo:font-size="12pt" fo:language="ca" fo:country="ES" fo:font-weight="normal" officeooo:rsid="004d8bb1" officeooo:paragraph-rsid="00557be0" style:font-size-asian="10.5pt" style:font-weight-asian="normal" style:font-weight-complex="normal"/>
    </style:style>
    <style:style style:name="P31" style:family="paragraph" style:parent-style-name="Text_20_body" style:list-style-name="L1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color="#000000" style:font-name="Arial" fo:font-size="12pt" fo:language="ca" fo:country="ES" fo:font-weight="normal" officeooo:rsid="004f4321" officeooo:paragraph-rsid="00557be0" style:font-size-asian="10.5pt" style:font-weight-asian="normal" style:font-weight-complex="normal"/>
    </style:style>
    <style:style style:name="P32" style:family="paragraph" style:parent-style-name="Text_20_body" style:list-style-name="L1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color="#000000" style:font-name="Arial" fo:font-size="12pt" fo:language="ca" fo:country="ES" fo:font-weight="normal" officeooo:rsid="006b0f96" officeooo:paragraph-rsid="00557be0" style:font-size-asian="10.5pt" style:font-weight-asian="normal" style:font-weight-complex="normal"/>
    </style:style>
    <style:style style:name="P33" style:family="paragraph" style:parent-style-name="Text_20_body" style:list-style-name="L2">
      <style:paragraph-properties fo:margin-top="0cm" fo:margin-bottom="0.199cm" loext:contextual-spacing="false" fo:line-height="100%" fo:text-align="justify" style:justify-single-word="false"/>
      <style:text-properties fo:color="#000000" style:font-name="Arial" fo:language="ca" fo:country="ES" officeooo:rsid="00539f1d" officeooo:paragraph-rsid="00507e04" style:font-size-asian="10.5pt"/>
    </style:style>
    <style:style style:name="P34" style:family="paragraph" style:parent-style-name="Text_20_body" style:list-style-name="L2">
      <style:paragraph-properties fo:margin-top="0cm" fo:margin-bottom="0.199cm" loext:contextual-spacing="false" fo:line-height="100%" fo:text-align="justify" style:justify-single-word="false"/>
      <style:text-properties officeooo:rsid="00507e04" officeooo:paragraph-rsid="00507e04"/>
    </style:style>
    <style:style style:name="P35" style:family="paragraph" style:parent-style-name="Text_20_body" style:list-style-name="L3" style:master-page-name="">
      <loext:graphic-properties draw:fill="none"/>
      <style:paragraph-properties fo:margin-left="1.3cm" fo:margin-right="0cm" fo:margin-top="0cm" fo:margin-bottom="0.199cm" loext:contextual-spacing="false" fo:line-height="100%" fo:text-align="justify" style:justify-single-word="false" fo:text-indent="-0.7cm" style:auto-text-indent="false" style:page-number="auto" fo:background-color="transparent"/>
      <style:text-properties fo:color="#808080" officeooo:paragraph-rsid="00539f1d"/>
    </style:style>
    <style:style style:name="P36" style:family="paragraph">
      <loext:graphic-properties draw:fill="none"/>
    </style:style>
    <style:style style:name="T1" style:family="text">
      <style:text-properties style:font-name="Arial" officeooo:rsid="001e8503"/>
    </style:style>
    <style:style style:name="T2" style:family="text">
      <style:text-properties style:font-name="Arial" fo:language="ca" fo:country="ES" style:font-size-asian="10.5pt"/>
    </style:style>
    <style:style style:name="T3" style:family="text">
      <style:text-properties style:font-name="Arial" fo:language="ca" fo:country="ES" officeooo:rsid="005234b7" style:font-size-asian="10.5pt"/>
    </style:style>
    <style:style style:name="T4" style:family="text">
      <style:text-properties style:font-name="Arial" fo:language="ca" fo:country="ES" officeooo:rsid="00540048" style:font-size-asian="10.5pt"/>
    </style:style>
    <style:style style:name="T5" style:family="text">
      <style:text-properties style:font-name="Arial" fo:language="ca" fo:country="ES" officeooo:rsid="0053e193" style:font-size-asian="10.5pt"/>
    </style:style>
    <style:style style:name="T6" style:family="text">
      <style:text-properties style:font-name="Arial" fo:language="ca" fo:country="ES" officeooo:rsid="00557be0" style:font-size-asian="10.5pt"/>
    </style:style>
    <style:style style:name="T7" style:family="text">
      <style:text-properties fo:color="#666666" fo:font-size="12pt"/>
    </style:style>
    <style:style style:name="T8" style:family="text">
      <style:text-properties fo:color="#666666" fo:font-size="12pt" officeooo:rsid="0023b6a5"/>
    </style:style>
    <style:style style:name="T9" style:family="text">
      <style:text-properties fo:color="#666666" fo:font-size="12pt" officeooo:rsid="0036ceba"/>
    </style:style>
    <style:style style:name="T10" style:family="text">
      <style:text-properties fo:color="#666666" fo:font-size="12pt" officeooo:rsid="0048c35c"/>
    </style:style>
    <style:style style:name="T11" style:family="text">
      <style:text-properties fo:color="#666666" fo:font-size="12pt" officeooo:rsid="00245532"/>
    </style:style>
    <style:style style:name="T12" style:family="text">
      <style:text-properties fo:color="#666666" fo:font-size="12pt" officeooo:rsid="004b4cc0"/>
    </style:style>
    <style:style style:name="T13" style:family="text">
      <style:text-properties fo:color="#666666" officeooo:rsid="0036ceba"/>
    </style:style>
    <style:style style:name="T14" style:family="text">
      <style:text-properties fo:color="#666666" officeooo:rsid="004b4cc0"/>
    </style:style>
    <style:style style:name="T15" style:family="text">
      <style:text-properties fo:color="#000000"/>
    </style:style>
    <style:style style:name="T16" style:family="text">
      <style:text-properties fo:color="#000000" fo:font-size="12pt" officeooo:rsid="00245532"/>
    </style:style>
    <style:style style:name="T17" style:family="text">
      <style:text-properties fo:color="#000000" fo:font-size="12pt" officeooo:rsid="004b4cc0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bold" officeooo:rsid="00507e04" style:font-weight-asian="bold" style:font-weight-complex="bold"/>
    </style:style>
    <style:style style:name="T20" style:family="text">
      <style:text-properties fo:color="#000000" officeooo:rsid="00499375"/>
    </style:style>
    <style:style style:name="T21" style:family="text">
      <style:text-properties fo:color="#000000" officeooo:rsid="0036ceba"/>
    </style:style>
    <style:style style:name="T22" style:family="text">
      <style:text-properties fo:color="#000000" style:font-name="Arial" fo:language="ca" fo:country="ES" style:font-size-asian="10.5pt"/>
    </style:style>
    <style:style style:name="T23" style:family="text">
      <style:text-properties fo:color="#000000" style:font-name="Arial" fo:language="ca" fo:country="ES" officeooo:rsid="00539f1d" style:font-size-asian="10.5pt"/>
    </style:style>
    <style:style style:name="T24" style:family="text">
      <style:text-properties fo:color="#000000" style:font-name="Arial" fo:language="ca" fo:country="ES" officeooo:rsid="005234b7" style:font-size-asian="10.5pt"/>
    </style:style>
    <style:style style:name="T25" style:family="text">
      <style:text-properties fo:font-size="12pt"/>
    </style:style>
    <style:style style:name="T26" style:family="text">
      <style:text-properties fo:font-size="12pt" officeooo:rsid="00245532"/>
    </style:style>
    <style:style style:name="T27" style:family="text">
      <style:text-properties fo:font-size="12pt" officeooo:rsid="004b4cc0"/>
    </style:style>
    <style:style style:name="T28" style:family="text">
      <style:text-properties fo:color="#ff5429"/>
    </style:style>
    <style:style style:name="T29" style:family="text">
      <style:text-properties fo:color="#ff5429" fo:font-size="12pt"/>
    </style:style>
    <style:style style:name="T30" style:family="text">
      <style:text-properties fo:color="#ff5429" fo:font-size="12pt" officeooo:rsid="004b4cc0"/>
    </style:style>
    <style:style style:name="T31" style:family="text">
      <style:text-properties fo:color="#ff5429" fo:font-size="12pt" officeooo:rsid="004b530e"/>
    </style:style>
    <style:style style:name="T32" style:family="text">
      <style:text-properties fo:color="#ff5429" officeooo:rsid="0023b6a5"/>
    </style:style>
    <style:style style:name="T33" style:family="text">
      <style:text-properties fo:color="#ff5429" officeooo:rsid="004b4cc0"/>
    </style:style>
    <style:style style:name="T34" style:family="text">
      <style:text-properties fo:color="#808080" fo:font-size="12pt"/>
    </style:style>
    <style:style style:name="T35" style:family="text">
      <style:text-properties fo:color="#808080" fo:font-size="12pt" officeooo:rsid="00499375"/>
    </style:style>
    <style:style style:name="T36" style:family="text">
      <style:text-properties officeooo:rsid="00488b0e"/>
    </style:style>
    <style:style style:name="T37" style:family="text">
      <style:text-properties fo:color="#355269"/>
    </style:style>
    <style:style style:name="T38" style:family="text">
      <style:text-properties fo:color="#355269" officeooo:rsid="004790d7"/>
    </style:style>
    <style:style style:name="T39" style:family="text">
      <style:text-properties fo:color="#355269" officeooo:rsid="00488b0e"/>
    </style:style>
    <style:style style:name="T40" style:family="text">
      <style:text-properties fo:color="#355269" officeooo:rsid="004ba26c"/>
    </style:style>
    <style:style style:name="T41" style:family="text">
      <style:text-properties officeooo:rsid="00245532"/>
    </style:style>
    <style:style style:name="T42" style:family="text">
      <style:text-properties fo:color="#ff972f" fo:font-size="12pt"/>
    </style:style>
    <style:style style:name="T43" style:family="text">
      <style:text-properties fo:color="#ff972f" fo:font-size="12pt" officeooo:rsid="0036ceba"/>
    </style:style>
    <style:style style:name="T44" style:family="text">
      <style:text-properties officeooo:rsid="004c13db"/>
    </style:style>
    <style:style style:name="T45" style:family="text">
      <style:text-properties officeooo:rsid="00530421"/>
    </style:style>
    <style:style style:name="T46" style:family="text">
      <style:text-properties officeooo:rsid="0053d267"/>
    </style:style>
    <style:style style:name="T47" style:family="text">
      <style:text-properties officeooo:rsid="0067a1ef"/>
    </style:style>
    <style:style style:name="T48" style:family="text">
      <style:text-properties officeooo:rsid="006bda82"/>
    </style:style>
    <style:style style:name="T49" style:family="text">
      <style:text-properties officeooo:rsid="0068b0eb"/>
    </style:style>
    <style:style style:name="T50" style:family="text">
      <style:text-properties officeooo:rsid="005b7846"/>
    </style:style>
    <style:style style:name="T51" style:family="text">
      <style:text-properties officeooo:rsid="005fac74"/>
    </style:style>
    <style:style style:name="T52" style:family="text">
      <style:text-properties officeooo:rsid="006216e4"/>
    </style:style>
    <style:style style:name="T53" style:family="text">
      <style:text-properties officeooo:rsid="006120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3cm" fo:text-indent="-0.065cm" fo:margin-left="1.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53cm" draw:marker-start-width="0.432cm" draw:marker-end-width="0.432cm" draw:fill="none" draw:textarea-horizontal-align="justify" draw:textarea-vertical-align="middle" draw:auto-grow-height="false" fo:min-height="8.077cm" fo:min-width="15.399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3cm" draw:marker-start-width="0.432cm" draw:marker-end-width="0.432cm" draw:fill="none" draw:textarea-horizontal-align="justify" draw:textarea-vertical-align="middle" draw:auto-grow-height="false" fo:min-height="3.463cm" fo:min-width="15.399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8">Tasca</text:span><text:span text:style-name="T37"> </text:span><text:span text:style-name="T40">5</text:span><text:span text:style-name="T37">. </text:span><text:span text:style-name="T39">SUBCONSULTES i </text:span><text:span text:style-name="T40">OPERACIONS AMB CONJUNTS</text:span><text:span text:style-name="T39">:</text:span><text:span text:style-name="T36"> </text:span></text:p>
      <text:p text:style-name="P5">Diversos SELECTs en una mateixa consulta</text:p>
      <text:p text:style-name="P21">SUBCONSULTES</text:p>
      <text:p text:style-name="P19">Recorda: </text:p>
      <text:p text:style-name="P15"><draw:custom-shape text:anchor-type="paragraph" draw:z-index="0" draw:name="Forma1" draw:style-name="gr1" draw:text-style-name="P36" svg:width="15.452cm" svg:height="8.131cm" svg:x="1.515cm" svg:y="-0.012cm"><text:p/><draw:enhanced-geometry svg:viewBox="0 0 21600 21600" draw:type="rectangle" draw:enhanced-path="M 0 0 L 21600 0 21600 21600 0 21600 0 0 Z N"/></draw:custom-shape>SELECT <text:span text:style-name="T10">ColumnaX</text:span><text:span text:style-name="T9">, </text:span><text:span text:style-name="T10">ColumnaY</text:span><text:span text:style-name="T9"> ...</text:span><text:span text:style-name="T7"> </text:span></text:p>
      <text:p text:style-name="P11">FROM <text:s/><text:span text:style-name="T34">taula <text:s/>[ INNER JOIN <text:s/>... ON ..]</text:span></text:p>
      <text:p text:style-name="P6"><text:span text:style-name="T15">WHERE</text:span><text:span text:style-name="T7"> Columna</text:span><text:span text:style-name="T12">Z [</text:span><text:span text:style-name="T7">, </text:span><text:span text:style-name="T12">ColumnaW, ...]</text:span><text:span text:style-name="T7"> </text:span><text:span text:style-name="T29">operador</text:span></text:p>
      <text:p text:style-name="P7"><text:span text:style-name="T29"><text:tab/><text:tab/></text:span><text:span text:style-name="T30">(</text:span><text:span text:style-name="T32">SELECT </text:span><text:span text:style-name="T10">ColumnaX </text:span><text:span text:style-name="T12">[</text:span><text:span text:style-name="T9">, </text:span><text:span text:style-name="T10">ColumnaY,</text:span><text:span text:style-name="T9"> ...</text:span><text:span text:style-name="T12">]</text:span><text:span text:style-name="T8"> </text:span></text:p>
      <text:p text:style-name="P12"><text:tab/><text:tab/> <text:span text:style-name="T28">FROM</text:span> <text:s/><text:span text:style-name="T34">taula <text:s/>[ INNER JOIN <text:s/>... ON ..]</text:span></text:p>
      <text:p text:style-name="P8"><text:span text:style-name="T17"><text:tab/><text:tab/> </text:span><text:span text:style-name="T33">WHERE</text:span><text:span text:style-name="T14"> </text:span><text:span text:style-name="T12">Columna ...</text:span><text:span text:style-name="T30">) </text:span><text:span text:style-name="T16">(si cal)</text:span></text:p>
      <text:p text:style-name="P8"><text:span text:style-name="T30"><text:tab/><text:tab/> </text:span><text:span text:style-name="T31">GROUP BY ... </text:span><text:span text:style-name="T16">(si cal)</text:span></text:p>
      <text:p text:style-name="P8"><text:span text:style-name="T31"><text:tab/><text:tab/> HAVING ... <text:s/></text:span><text:span text:style-name="T16">(si cal)</text:span></text:p>
      <text:p text:style-name="P13">GROUP BY ... <text:span text:style-name="T41">(si cal)</text:span></text:p>
      <text:p text:style-name="P13">HAVING ... <text:span text:style-name="T41">(si cal)</text:span></text:p>
      <text:p text:style-name="P9">ORDER BY <text:s/><text:span text:style-name="T35">Columna</text:span><text:span text:style-name="T8"> </text:span><text:span text:style-name="T26">(si cal)</text:span></text:p>
      <text:p text:style-name="P11"><text:span text:style-name="T41">L</text:span>IMIT <text:s/><text:span text:style-name="T34">offset ; </text:span><text:span text:style-name="T27">(si cal)</text:span></text:p>
      <text:p text:style-name="P17"/>
      <text:p text:style-name="P20"/>
      <text:list xml:id="list975169672" text:style-name="L1">
        <text:list-item>
          <text:p text:style-name="P27">Mostra el nom de l’empleat, el seu salari i número de departament, només pels empleats que comparteixin departament amb l’empleat que es diu <text:s/>KING</text:p>
        </text:list-item>
        <text:list-item>
          <text:p text:style-name="P27">Mostra el nom de l’empleat , <text:span text:style-name="T44">el salari, </text:span>el lloc de treball (Job) i el nom del departament . Només vull veure els empleats que cobrin més que <text:span text:style-name="T44">l’últim empleat que ha entrat a la companyia</text:span> </text:p>
        </text:list-item>
        <text:list-item>
          <text:p text:style-name="P28">Mostra el <text:s/>nom, el número de departament el salari <text:span text:style-name="T47">i la comissió</text:span> de qualsevol empleat que el <text:span text:style-name="T47">seu </text:span>nº de departament <text:span text:style-name="T47">sigui igual al d’un altre que tingui comissió. (Han de sortir 6 registres)</text:span></text:p>
        </text:list-item>
        <text:list-item>
          <text:p text:style-name="P28">Mostra el nom d’empleat, el <text:span text:style-name="T48">lloc</text:span> de<text:span text:style-name="T48">l</text:span> departament i salari de qualsevol empleat el salari i la comissió del qual coincideixin (els 2) amb el salari i la comissió de qualsevol empleat de DALLAS <text:span text:style-name="T49">(Atenció si <text:s/>COMM és NULL també ho ha de tenir en compte).</text:span></text:p>
        </text:list-item>
        <text:list-item>
          <text:p text:style-name="P32">En la consulta anterior resulta que ens mostra tots els empleats del departament 20 <text:span text:style-name="T48">(DALLAS)</text:span>, però ara canvia el salari de l’empleat MILLER i en comptes de 1300 li poses 1<text:span text:style-name="T48">1</text:span>00. Torna a executar la consulta anterior. Què dona ara? <text:span text:style-name="T48">Fixa’t que aquest empleat no és de DALLAS. Perquè surt?</text:span></text:p>
        </text:list-item>
        <text:list-item>
          <text:p text:style-name="P29">Vull veure els empleats que guanyen més que quasevol empleat CLERK. Ordena el resultat de forma descendent per salari. Mostra El nom, el lloc de treball( job) i el salari</text:p>
        </text:list-item>
        <text:list-item>
          <text:p text:style-name="P29">Mostra els empleats que cobren més que la mitjana de tots els empleats dels departaments 10 i 30, exceptuant el PRESIDENT. Mostra Nom d’empleat i salari</text:p>
        </text:list-item>
        <text:list-item>
          <text:p text:style-name="P30"><text:soft-page-break/>Mostra <text:span text:style-name="T50">la quantitat</text:span> <text:span text:style-name="T50">d’</text:span>empleats que guanyin més que la mitjana i que treballin en un departament on hi hagi algun empleat que el seu nom tingui una ″T″. <text:s/></text:p>
        </text:list-item>
        <text:list-item>
          <text:p text:style-name="P31">Mostra el nom, el número de departament i el lloc de treball de tots els empleats de DALLAS. (No utilitzis un JOIN, sinó una SUBCONSULTA)</text:p>
        </text:list-item>
        <text:list-item>
          <text:p text:style-name="P31">Vull veure quants empleats <text:span text:style-name="T51">tenen els</text:span> departaments on <text:span text:style-name="T52">algun d</text:span>els empleats hagin entrat l’any 201<text:span text:style-name="T53">7</text:span>. Mostra el nom del departament , la localitat i el nombre d’empleats. Ordena-ho de més a menys per nombre d’empleats</text:p>
        </text:list-item>
      </text:list>
      <text:p text:style-name="P20"/>
      <text:p text:style-name="P20"/>
      <text:p text:style-name="P20"><text:s text:c="3"/></text:p>
      <text:p text:style-name="P1">OPERACIONS <text:s/>AMB CONJUNTS</text:p>
      <text:p text:style-name="P18">Recorda: </text:p>
      <text:p text:style-name="P16"><draw:custom-shape text:anchor-type="paragraph" draw:z-index="1" draw:name="Forma1" draw:style-name="gr2" draw:text-style-name="P36" svg:width="15.452cm" svg:height="3.516cm" svg:x="1.515cm" svg:y="-0.012cm"><text:p/><draw:enhanced-geometry svg:viewBox="0 0 21600 21600" draw:type="rectangle" draw:enhanced-path="M 0 0 L 21600 0 21600 21600 0 21600 0 0 Z N"/></draw:custom-shape>SELECT <text:span text:style-name="T10">ColumnaX</text:span><text:span text:style-name="T9">, </text:span><text:span text:style-name="T10">ColumnaY</text:span><text:span text:style-name="T9"> ...</text:span><text:span text:style-name="T7"> </text:span></text:p>
      <text:p text:style-name="P14"><text:span text:style-name="T25">(</text:span><text:span text:style-name="T26">U</text:span><text:span text:style-name="T25">NION </text:span><text:span text:style-name="T42">[DISTINCT | ALL] </text:span><text:span text:style-name="T25">| EXCEPT | INTERCEPT)</text:span> <text:span text:style-name="T20">SE</text:span><text:span text:style-name="T15">LECT </text:span><text:span text:style-name="T7">...</text:span><text:span text:style-name="T9">, </text:span></text:p>
      <text:p text:style-name="P14"><text:span text:style-name="T9">(</text:span><text:span text:style-name="T11">U</text:span><text:span text:style-name="T9">NION </text:span><text:span text:style-name="T43">[DISTINCT | ALL] </text:span><text:span text:style-name="T9">| EXCEPT | INTERCEPT) </text:span><text:span text:style-name="T20">SE</text:span><text:span text:style-name="T21">LECT </text:span><text:span text:style-name="T13">.</text:span><text:span text:style-name="T9">.., </text:span></text:p>
      <text:p text:style-name="P10">ORDER BY <text:s/><text:span text:style-name="T35">Columna</text:span><text:span text:style-name="T8"> </text:span><text:span text:style-name="T26">(si cal)</text:span></text:p>
      <text:p text:style-name="P11"><text:span text:style-name="T41">L</text:span>IMIT <text:s/><text:span text:style-name="T34">offset </text:span><text:span text:style-name="T25">;</text:span></text:p>
      <text:p text:style-name="P1"/>
      <text:p text:style-name="P3"><text:span text:style-name="T18">Pas</text:span><text:span text:style-name="T19">os</text:span><text:span text:style-name="T18"> previ</text:span><text:span text:style-name="T19">s</text:span><text:span text:style-name="T15">:</text:span> </text:p>
      <text:list xml:id="list712108161" text:style-name="L2">
        <text:list-item>
          <text:p text:style-name="P33">Fes una còpia de la taula ORD i l’anomenes ORDBackup. </text:p>
        </text:list-item>
        <text:list-item>
          <text:p text:style-name="P33">A continuació, de la taula ORDBackup elimina <text:s/>els registres corresponents a les comandes 618,619,620 i 621.</text:p>
        </text:list-item>
        <text:list-item>
          <text:p text:style-name="P34"><text:span text:style-name="T23">D</text:span><text:span text:style-name="T22">e la taula ORD </text:span><text:span text:style-name="T24">elimina els registres corresponents a les comandes 601,602,603 i 604.</text:span></text:p>
        </text:list-item>
      </text:list>
      <text:p text:style-name="P2"><text:span text:style-name="T3">E</text:span><text:span text:style-name="T2">xercicis:</text:span></text:p>
      <text:list xml:id="list3554986638" text:style-name="L3">
        <text:list-item>
          <text:p text:style-name="P35"><text:span text:style-name="T4">Vull veure </text:span><text:span text:style-name="T5">totes les comandes, tant de la taula ORD com de la taula ORDBackup, </text:span><text:span text:style-name="T6">utilitzant una sola consulta</text:span><text:span text:style-name="T5">. Mostra el número de comanda , la data de la comanda i el nom del client. Quants registres et surten ?</text:span></text:p>
        </text:list-item>
        <text:list-item>
          <text:p text:style-name="P22">Mostra tots els registres de les 2 taules, però si estan repetits, només han de sortir 1 vegada. <text:span text:style-name="T45">Mostra els mateixos camps. Quants registres surten ?</text:span></text:p>
        </text:list-item>
        <text:list-item>
          <text:p text:style-name="P23">Mostra només els registres que estan a la taula ORD però que no estan a la taula ORDBackup. Mostra els mateixos camps</text:p>
        </text:list-item>
        <text:list-item>
          <text:p text:style-name="P24">Mostra només els registres que estan a la taula ORDBackup però no estan a la taula ORD. Mostra els mateixos camps</text:p>
        </text:list-item>
        <text:list-item>
          <text:p text:style-name="P24">Mostra els registres que <text:span text:style-name="T45">hi ha a la taula ORD i que coincideixen amb els de la taula ORDBackup (Els registres comuns). Mostra els mateixos camps</text:span></text:p>
        </text:list-item>
        <text:list-item>
          <text:p text:style-name="P25">Mostra els registres que falten en alguna de les 2 taules. Mostra els mateixos camps</text:p>
        </text:list-item>
        <text:list-item>
          <text:p text:style-name="P25"><text:s/>Fes una consulta que digui quants registres hi ha a la taula ORD que no estan a la taula ORDBackup. Mostra una <text:span text:style-name="T46">sola columna , amb aquesta quantitat.</text:span></text:p>
        </text:list-item>
        <text:list-item>
          <text:p text:style-name="P26"><text:soft-page-break/>Fes el mateix que la consulta 8, però només vull veure les comandes fetes en dilluns, dimarts o dimecres. Ordena per data de la coman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Arial" officeooo:rsid="001e85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-top="0.99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àgina </text:span><text:span text:style-name="MT1"><text:page-number text:select-page="current">3</text:page-number></text:span><text:span text:style-name="MT1"><text:s/>de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9:22:02.691000000</meta:creation-date>
    <dc:title>Principal_Arial</dc:title>
    <meta:editing-duration>PT47M24S</meta:editing-duration>
    <meta:editing-cycles>21</meta:editing-cycles>
    <meta:generator>LibreOffice/6.1.2.1$Windows_X86_64 LibreOffice_project/65905a128db06ba48db947242809d14d3f9a93fe</meta:generator>
    <dc:date>2018-12-24T07:14:24.862000000</dc:date>
    <meta:document-statistic meta:table-count="0" meta:image-count="0" meta:object-count="0" meta:page-count="3" meta:paragraph-count="48" meta:word-count="720" meta:character-count="4000" meta:non-whitespace-character-count="3299"/>
    <meta:template xlink:type="simple" xlink:actuate="onRequest" xlink:title="Principal_Arial" xlink:href="file:///C:/Users/plrov/AppData/Roaming/LibreOffice/4/user/template/Principal_Arial.ott" meta:date="2018-11-23T19:22:00.230000000"/>
  </office:meta>
</office:document-meta>
</file>